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FreeSans1" svg:font-family="FreeSans" style:font-family-generic="swiss"/>
    <style:font-face style:name="Nimbus Sans" svg:font-family="'Nimbus Sans'" style:font-family-generic="system" style:font-pitch="variable"/>
    <style:font-face style:name="Noto Sans" svg:font-family="'Noto Sans'" style:font-family-generic="swiss"/>
  </office:font-face-decls>
  <office:automatic-styles>
    <style:style style:name="P1" style:family="paragraph" style:parent-style-name="Standard">
      <style:text-properties officeooo:rsid="001fcae0" officeooo:paragraph-rsid="001fca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elfreflectie Just Oudheusden.</text:p>
      <text:p text:style-name="P1"/>
      <text:p text:style-name="P1"/>
      <text:p text:style-name="P1">Wat kan beter:</text:p>
      <text:p text:style-name="P1">- Ik heb weinig geduld tijdens de voorbereiding.</text:p>
      <text:p text:style-name="P1"><text:tab/>Zo had ik er tijdens het opstellen van de sorteeralgoritme last van dat ik met weinig <text:tab/>voorbereiding was begonnen. Hierdoor heb ik een dag verloren aan werk dat ik <text:tab/>uiteindelijk heb moeten weggooien.</text:p>
      <text:p text:style-name="P1"/>
      <text:p text:style-name="P1">- Ik was te vaak afwezig.</text:p>
      <text:p text:style-name="P1"><text:tab/>Hierdoor leden mijn groepsgenoten, omdat we niet compleet waren en dingen samen <text:tab/>konden afspreken.</text:p>
      <text:p text:style-name="P1"/>
      <text:p text:style-name="P1">Wat ging goed:</text:p>
      <text:p text:style-name="P1"><text:tab/></text:p>
      <text:p text:style-name="P1">- Het werk dat gedaan is.</text:p>
      <text:p text:style-name="P1"><text:tab/>Ik heb dit blok voor het grootste deel mijn tijd aan de Stakeholderanalyse en het <text:tab/>sorteeralgoritme besteed.</text:p>
      <text:p text:style-name="P1"><text:tab/>Ondanks dat het sorteeralgoritme niet goed werkte in de dashboard en er een <text:tab/>compromise gemaakt moest worden. </text:p>
      <text:p text:style-name="P1"><text:tab/>Ben ik op beide onderdelen erg trot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FreeSans1" svg:font-family="FreeSans" style:font-family-generic="swiss"/>
    <style:font-face style:name="Nimbus Sans" svg:font-family="'Nimbus Sans'" style:font-family-generic="system" style:font-pitch="variable"/>
    <style:font-face style:name="Noto Sans" svg:font-family="'Noto Sans'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3T12:11:09.930277147</meta:creation-date>
    <dc:date>2022-02-03T12:23:33.218439106</dc:date>
    <meta:editing-duration>PT23S</meta:editing-duration>
    <meta:editing-cycles>1</meta:editing-cycles>
    <meta:document-statistic meta:table-count="0" meta:image-count="0" meta:object-count="0" meta:page-count="1" meta:paragraph-count="12" meta:word-count="117" meta:character-count="714" meta:non-whitespace-character-count="596"/>
    <meta:generator>LibreOffice/7.2.5.2.0$Linux_X86_64 LibreOffice_project/20$Build-2</meta:generator>
  </office:meta>
</office:document-meta>
</file>